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swiss"/>
    <style:font-face style:name="Ubuntu" svg:font-family="Ubuntu" style:font-family-generic="swiss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5" style:family="table">
      <style:table-properties style:width="16.193cm" fo:margin-left="-0.092cm" fo:margin-top="0cm" fo:margin-bottom="0cm" table:align="left" style:may-break-between-rows="false" style:writing-mode="lr-tb"/>
    </style:style>
    <style:style style:name="Tableau5.A" style:family="table-column">
      <style:table-column-properties style:column-width="8.096cm"/>
    </style:style>
    <style:style style:name="Tableau5.1" style:family="table-row">
      <style:table-row-properties style:min-row-height="0.741cm" fo:keep-together="always"/>
    </style:style>
    <style:style style:name="Tableau5.A1" style:family="table-cell">
      <style:table-cell-properties style:vertical-align="middle" fo:padding-left="0.191cm" fo:padding-right="0.191cm" fo:padding-top="0cm" fo:padding-bottom="0cm" fo:border="none"/>
    </style:style>
    <style:style style:name="Tableau5.2" style:family="table-row">
      <style:table-row-properties style:min-row-height="2.431cm" fo:keep-together="always"/>
    </style:style>
    <style:style style:name="Tableau5.A2" style:family="table-cell">
      <style:table-cell-properties style:vertical-align="bottom"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  <style:text-properties officeooo:paragraph-rsid="001dd719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font-name="Times New Roman1" fo:font-size="12pt" style:text-underline-style="solid" style:text-underline-width="auto" style:text-underline-color="font-color" fo:font-weight="bold" officeooo:rsid="001dc809" officeooo:paragraph-rsid="001dc809" style:font-size-asian="10.5pt" style:font-weight-asian="bold" style:font-size-complex="12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style:font-name="Times New Roman1" fo:font-size="12pt" style:text-underline-style="solid" style:text-underline-width="auto" style:text-underline-color="font-color" fo:font-weight="normal" officeooo:rsid="001dc809" officeooo:paragraph-rsid="001dc809" style:font-size-asian="12pt" style:font-weight-asian="normal" style:font-size-complex="12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font-name="Times New Roman1" fo:font-size="14pt" style:text-underline-style="none" fo:font-weight="normal" officeooo:rsid="001dc809" officeooo:paragraph-rsid="001dc809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reak-before="page" fo:background-color="transparent"/>
      <style:text-properties fo:text-transform="uppercase" fo:color="#000000" style:font-name="Times New Roman1" fo:font-size="16pt" style:text-underline-style="solid" style:text-underline-width="auto" style:text-underline-color="font-color" fo:font-weight="bold" officeooo:paragraph-rsid="001dc809" style:font-size-asian="16pt" style:font-weight-asian="bold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style:font-name="Times New Roman1" fo:font-size="14pt" style:text-underline-style="solid" style:text-underline-width="auto" style:text-underline-color="font-color" fo:font-weight="bold" officeooo:paragraph-rsid="001dc809" style:font-size-asian="12.25pt" style:font-weight-asian="bold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style:font-name="Times New Roman1" fo:font-size="14pt" style:text-underline-style="none" fo:font-weight="normal" officeooo:rsid="001dc809" officeooo:paragraph-rsid="001dc809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style:font-name="Times New Roman1" fo:font-size="2pt" fo:font-style="italic" style:text-underline-style="none" fo:font-weight="bold" officeooo:rsid="001dc809" officeooo:paragraph-rsid="004677f2" style:font-size-asian="1.75pt" style:font-style-asian="italic" style:font-weight-asian="bold" style:font-size-complex="2pt" style:font-style-complex="italic" style:font-weight-complex="bold"/>
    </style:style>
    <style:style style:name="P9" style:family="paragraph" style:parent-style-name="Standard" style:master-page-name="">
      <loext:graphic-properties draw:fill="none"/>
      <style:paragraph-properties fo:margin-left="2.701cm" fo:margin-right="0cm" fo:text-align="start" style:justify-single-word="false" fo:text-indent="-2.701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Times New Roman1" fo:font-size="10pt" style:text-underline-style="solid" style:text-underline-width="auto" style:text-underline-color="font-color" fo:font-weight="bold" officeooo:rsid="001dc809" officeooo:paragraph-rsid="00395ba9" style:font-size-asian="8.75pt" style:font-weight-asian="bold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2.701cm" fo:margin-right="0cm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Times New Roman1" fo:font-size="8pt" fo:font-style="italic" style:text-underline-style="none" fo:font-weight="bold" officeooo:rsid="001dc809" officeooo:paragraph-rsid="002f1426" style:font-size-asian="8pt" style:font-style-asian="italic" style:font-weight-asian="bold" style:font-size-complex="8pt" style:font-style-complex="italic" style:font-weight-complex="bold"/>
    </style:style>
    <style:style style:name="P11" style:family="paragraph" style:parent-style-name="Standard" style:master-page-name="">
      <loext:graphic-properties draw:fill="none"/>
      <style:paragraph-properties fo:margin-left="2.499cm" fo:margin-right="0cm" fo:text-align="start" style:justify-single-word="false" fo:text-indent="0cm" style:auto-text-indent="false" style:page-number="auto" fo:background-color="transparent"/>
      <style:text-properties fo:text-transform="uppercase" fo:color="#000000" style:font-name="Times New Roman1" fo:font-size="14pt" style:text-underline-style="solid" style:text-underline-width="auto" style:text-underline-color="font-color" fo:font-weight="bold" officeooo:rsid="001dc809" officeooo:paragraph-rsid="001dc809" style:font-size-asian="14pt" style:font-weight-asian="bold" style:font-size-complex="14pt" loext:shadow="none"/>
    </style:style>
    <style:style style:name="P12" style:family="paragraph" style:parent-style-name="Standard">
      <style:paragraph-properties fo:text-align="justify" style:justify-single-word="false"/>
      <style:text-properties officeooo:paragraph-rsid="004677f2"/>
    </style:style>
    <style:style style:name="P13" style:family="paragraph" style:parent-style-name="Standard">
      <style:paragraph-properties fo:text-align="justify" style:justify-single-word="false"/>
      <style:text-properties style:font-name="Times New Roman1" fo:font-size="11pt" officeooo:paragraph-rsid="004677f2" style:font-size-asian="11pt" style:font-size-complex="11pt"/>
    </style:style>
    <style:style style:name="P14" style:family="paragraph" style:parent-style-name="Standard">
      <style:paragraph-properties fo:keep-with-next="always"/>
      <style:text-properties style:font-name="Times New Roman1" fo:font-size="11pt" officeooo:paragraph-rsid="004677f2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officeooo:paragraph-rsid="004677f2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tyle="italic" officeooo:rsid="0013bb5a" officeooo:paragraph-rsid="004677f2" style:language-asian="fr" style:country-asian="BE" style:font-style-asian="italic" style:font-name-complex="Arial2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tyle="italic" officeooo:paragraph-rsid="004677f2" style:language-asian="fr" style:country-asian="BE" style:font-style-asian="italic" style:font-name-complex="Arial2"/>
    </style:style>
    <style:style style:name="P18" style:family="paragraph" style:parent-style-name="Standard">
      <style:paragraph-properties fo:text-align="center" style:justify-single-word="false"/>
      <style:text-properties style:text-underline-style="none" fo:font-weight="bold" officeooo:rsid="004cc41b" officeooo:paragraph-rsid="004cc41b" style:font-weight-asian="bold" style:font-weight-complex="bold"/>
    </style:style>
    <style:style style:name="P19" style:family="paragraph" style:parent-style-name="Standard" style:master-page-name="">
      <style:paragraph-properties fo:margin-left="0.265cm" fo:margin-right="0cm" fo:margin-top="0cm" fo:margin-bottom="0cm" loext:contextual-spacing="false" fo:line-height="100%" fo:text-align="justify" style:justify-single-word="false" fo:text-indent="-0.265cm" style:auto-text-indent="false" style:page-number="auto" fo:keep-with-next="always"/>
      <style:text-properties style:font-name="Times New Roman1" fo:font-size="11pt" fo:font-weight="normal" officeooo:paragraph-rsid="004677f2" style:font-size-asian="11pt" style:font-weight-asian="normal" style:font-size-complex="11pt" style:font-weight-complex="normal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style:font-size-asian="10pt"/>
    </style:style>
    <style:style style:name="T4" style:family="text">
      <style:text-properties fo:font-size="12pt" style:text-underline-style="none" fo:font-weight="normal" officeooo:rsid="00395ba9" style:font-size-asian="12pt" style:font-weight-asian="normal" style:font-size-complex="12pt" style:font-weight-complex="normal"/>
    </style:style>
    <style:style style:name="T5" style:family="text">
      <style:text-properties officeooo:rsid="00433aed"/>
    </style:style>
    <style:style style:name="T6" style:family="text">
      <style:text-properties fo:color="#000000" fo:font-weight="bold" style:font-name-asian="Times New Roman2" style:language-asian="fr" style:country-asian="BE" style:font-weight-asian="bold" style:font-name-complex="Times New Roman2" style:font-weight-complex="bold"/>
    </style:style>
    <style:style style:name="T7" style:family="text">
      <style:text-properties fo:color="#000000" style:font-name-asian="Times New Roman2" style:language-asian="fr" style:country-asian="BE" style:font-name-complex="Times New Roman2"/>
    </style:style>
    <style:style style:name="T8" style:family="text">
      <style:text-properties fo:font-size="11pt" style:font-size-asian="11pt" style:language-asian="fr" style:country-asian="BE" style:font-name-complex="Arial2" style:font-size-complex="11pt"/>
    </style:style>
    <style:style style:name="T9" style:family="text">
      <style:text-properties fo:font-size="10pt" style:font-size-asian="10pt" style:language-asian="fr" style:country-asian="BE" style:font-name-complex="Arial2"/>
    </style:style>
    <style:style style:name="T10" style:family="text">
      <style:text-properties style:font-name="Times New Roman1" fo:font-size="11pt" style:font-size-asian="11pt" style:font-size-complex="11pt"/>
    </style:style>
    <style:style style:name="T11" style:family="text">
      <style:text-properties style:font-name="Times New Roman1" fo:font-size="11pt" officeooo:rsid="002ecfcf" style:font-size-asian="11pt" style:font-size-complex="11pt"/>
    </style:style>
    <style:style style:name="T12" style:family="text">
      <style:text-properties style:font-name="Times New Roman1" fo:font-size="11pt" officeooo:rsid="001e7411" style:font-size-asian="11pt" style:font-size-complex="11pt"/>
    </style:style>
    <style:style style:name="T13" style:family="text">
      <style:text-properties style:font-name="Times New Roman1" fo:font-size="11pt" officeooo:rsid="001b8839" style:font-size-asian="11pt" style:font-size-complex="11pt"/>
    </style:style>
    <style:style style:name="T14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15" style:family="text">
      <style:text-properties style:font-name="Times New Roman1" fo:font-size="11pt" fo:font-weight="normal" officeooo:rsid="004166ea" style:font-size-asian="11pt" style:font-weight-asian="normal" style:font-size-complex="11pt" style:font-weight-complex="normal"/>
    </style:style>
    <style:style style:name="T16" style:family="text">
      <style:text-properties style:font-name="Times New Roman1" fo:font-size="11pt" fo:font-weight="normal" officeooo:rsid="0024b1b4" style:font-size-asian="11pt" style:font-weight-asian="normal" style:font-size-complex="11pt" style:font-weight-complex="normal"/>
    </style:style>
    <style:style style:name="T17" style:family="text">
      <style:text-properties style:font-name="Times New Roman1" fo:font-size="11pt" fo:font-weight="normal" officeooo:rsid="002f287b" style:font-size-asian="11pt" style:font-weight-asian="normal" style:font-size-complex="11pt" style:font-weight-complex="normal"/>
    </style:style>
    <style:style style:name="T18" style:family="text">
      <style:text-properties style:font-name="Times New Roman1" fo:font-size="11pt" fo:font-weight="normal" officeooo:rsid="00401d5e" style:font-size-asian="11pt" style:font-weight-asian="normal" style:font-size-complex="11pt" style:font-weight-complex="normal"/>
    </style:style>
    <style:style style:name="T19" style:family="text">
      <style:text-properties style:font-name="Times New Roman1" fo:font-size="11pt" fo:font-weight="normal" officeooo:rsid="002ecfcf" style:font-size-asian="11pt" style:font-weight-asian="normal" style:font-size-complex="11pt" style:font-weight-complex="normal"/>
    </style:style>
    <style:style style:name="T20" style:family="text">
      <style:text-properties style:font-name="Times New Roman1" fo:font-size="11pt" fo:font-weight="normal" officeooo:rsid="001e7411" style:font-size-asian="11pt" style:font-weight-asian="normal" style:font-size-complex="11pt" style:font-weight-complex="normal"/>
    </style:style>
    <style:style style:name="T21" style:family="text">
      <style:text-properties style:font-name="Times New Roman1" fo:font-size="11pt" fo:font-weight="normal" officeooo:rsid="001b8839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ext-input text:description="">meetingConfig.Title()</text:text-input><text:s/><text:span text:style-name="T5">Provincial</text:span></text:p>
      <text:p text:style-name="P6"/>
      <text:p text:style-name="P2"/>
      <text:p text:style-name="P11"><text:text-input text:description="">view.getDGHV(self).display('category')</text:text-input></text:p>
      <text:p text:style-name="P4"/>
      <text:p text:style-name="P3"><text:text-input text:description="">view.getDGHV(self).display('proposingGroup')</text:text-input></text:p>
      <text:p text:style-name="P7"/>
      <text:section text:style-name="Sect1" text:name="item">
        <text:p text:style-name="P9"><text:span text:style-name="T3"><text:text-input text:description="">self.getItemReference() or'Sans référence'</text:text-input></text:span><text:span text:style-name="T2"><text:tab/></text:span><text:span text:style-name="T4"><text:text-input text:description="">self.Title()</text:text-input></text:span></text:p>
        <text:p text:style-name="P10">(<text:text-input text:description="">view.getDGHV(self).display('proposingGroup')</text:text-input>)</text:p>
        <text:p text:style-name="P10"/>
        <text:p text:style-name="P10"/>
      </text:section>
      <text:p text:style-name="P13"><office:annotation><dc:creator>André NUYENS</dc:creator><dc:date>2017-06-26T10:50:19</dc:date><loext:sender-initials>AN</loext:sender-initials><text:p text:style-name="P20"><text:span text:style-name="T22">do text if self.getMotivation()</text:span></text:p><text:p text:style-name="P20"><text:span text:style-name="T23">from xhtml(view.printXhtml(self, self.getMotivation(), keepWithNext=True))</text:span></text:p></office:annotation>motivation</text:p>
      <text:p text:style-name="P13"><office:annotation><dc:creator>André NUYENS</dc:creator><dc:date>2017-06-26T10:50:19</dc:date><loext:sender-initials>AN</loext:sender-initials><text:p text:style-name="P20"><text:span text:style-name="T22">do text if self.getMotivation()</text:span></text:p></office:annotation></text:p>
      <text:section text:style-name="Sect1" text:name="avis simple">
        <text:p text:style-name="P12"><text:span text:style-name="T10"><office:annotation><dc:creator>Auteur inconnu</dc:creator><dc:date>2017-01-02T16:18:10</dc:date><text:p text:style-name="P21"><text:span text:style-name="T28">do section- for advice in view.printFinanceAdvice('simple')</text:span></text:p></office:annotation></text:span><text:span text:style-name="Police_20_par_20_défaut"><text:span text:style-name="T10">Considérant l'avis </text:span></text:span><text:span text:style-name="Police_20_par_20_défaut"><text:span text:style-name="T11"><text:text-input text:description="">advice['type_translated']</text:text-input></text:span></text:span><text:span text:style-name="Police_20_par_20_défaut"><text:span text:style-name="T12"><text:text-input text:description="">advice['given_advice'].advice_reference and u' "référencé %s"'%advice['given_advice'].advice_reference or ''</text:text-input></text:span></text:span><text:span text:style-name="Police_20_par_20_défaut"><text:span text:style-name="T13"><text:s/></text:span></text:span><text:span text:style-name="Police_20_par_20_défaut"><text:span text:style-name="T10">du Directeur financier remis en date du </text:span></text:span><text:span text:style-name="Strong_20_Emphasis"><text:span text:style-name="T15"><text:text-input text:description="">advice['item_transmitted_on_localized']</text:text-input></text:span></text:span><text:span text:style-name="Strong_20_Emphasis"><text:span text:style-name="T15"> </text:span></text:span><text:span text:style-name="Strong_20_Emphasis"><text:span text:style-name="T16">;</text:span></text:span></text:p>
        <text:p text:style-name="P12"><text:span text:style-name="Strong_20_Emphasis"><text:span text:style-name="T16"/></text:span></text:p>
      </text:section>
      <text:section text:style-name="Sect1" text:name="avis legal">
        <text:p text:style-name="P12"><text:span text:style-name="T10"><office:annotation><dc:creator>Auteur inconnu</dc:creator><dc:date>2017-01-02T16:19:06</dc:date><text:p text:style-name="P21"><text:span text:style-name="T27">do section- for advice in view.printFinanceAdvice('legal')</text:span></text:p></office:annotation></text:span><text:span text:style-name="Police_20_par_20_défaut"><text:span text:style-name="T14">Considérant la transmission du dossier au Directeur financier pour avis préalable en date du </text:span></text:span><text:span text:style-name="Strong_20_Emphasis"><text:span text:style-name="T15"><text:text-input text:description="">advice['item_transmitted_on_localized']</text:text-input></text:span></text:span><text:span text:style-name="Strong_20_Emphasis"><text:span text:style-name="T15"> </text:span></text:span><text:span text:style-name="Police_20_par_20_défaut"><text:span text:style-name="T17">;</text:span></text:span></text:p>
        <text:p text:style-name="P12"><text:span text:style-name="Police_20_par_20_défaut"><text:span text:style-name="T17"/></text:span></text:p>
        <text:p text:style-name="P12"><text:span text:style-name="Police_20_par_20_défaut"><text:span text:style-name="T18">Considérant l'avis </text:span></text:span><text:span text:style-name="Police_20_par_20_défaut"><text:span text:style-name="T19"><text:text-input text:description="">advice['type_translated']</text:text-input></text:span></text:span><text:span text:style-name="Police_20_par_20_défaut"><text:span text:style-name="T20"><text:text-input text:description="">advice['given_advice'].advice_reference and u' "référencé %s"'%advice['given_advice'].advice_reference or ''</text:text-input></text:span></text:span><text:span text:style-name="Police_20_par_20_défaut"><text:span text:style-name="T18"><text:s/>du Directeur financier remis en date du </text:span></text:span><text:span text:style-name="Police_20_par_20_défaut"><text:span text:style-name="T15"><text:text-input text:description="">advice['advice_given_on_localized']</text:text-input></text:span></text:span><text:span text:style-name="Police_20_par_20_défaut"><text:span text:style-name="T15"> </text:span></text:span><text:span text:style-name="Strong_20_Emphasis"><text:span text:style-name="T15">;</text:span></text:span></text:p>
        <text:p text:style-name="P12"><text:span text:style-name="Strong_20_Emphasis"><text:span text:style-name="T15"/></text:span></text:p>
      </text:section>
      <text:section text:style-name="Sect1" text:name="avis non donné">
        <text:p text:style-name="P12"><text:span text:style-name="T14"><office:annotation><dc:creator>Auteur inconnu</dc:creator><dc:date>2017-01-02T16:19:16</dc:date><text:p text:style-name="P21"><text:span text:style-name="T27">do section- for advice in view.printFinanceAdvice('legal_not_given')</text:span></text:p></office:annotation></text:span><text:span text:style-name="Police_20_par_20_défaut"><text:span text:style-name="T14">Considérant la transmission du dossier au Directeur financier pour avis préalable en date du </text:span></text:span><text:bookmark-start text:name="__DdeLink__1237_1781793442"/><text:span text:style-name="Strong_20_Emphasis"><text:span text:style-name="T15"><text:text-input text:description="">advice['item_transmitted_on_localized']</text:text-input></text:span></text:span><text:bookmark-end text:name="__DdeLink__1237_1781793442"/><text:span text:style-name="Strong_20_Emphasis"><text:span text:style-name="T15"> ;</text:span></text:span></text:p>
        <text:p text:style-name="P12"><text:span text:style-name="Strong_20_Emphasis"><text:span text:style-name="T15"/></text:span></text:p>
        <text:p text:style-name="P12"><text:span text:style-name="Police_20_par_20_défaut"><text:span text:style-name="T10">Considérant l'avis non rendu par le Directeur financier ;</text:span></text:span></text:p>
        <text:p text:style-name="P12"><text:span text:style-name="Police_20_par_20_défaut"><text:span text:style-name="T10"/></text:span></text:p>
      </text:section>
      <text:section text:style-name="Sect1" text:name="avis initiative">
        <text:p text:style-name="P12"><text:span text:style-name="T14"><office:annotation><dc:creator>Auteur inconnu</dc:creator><dc:date>2017-01-02T16:19:27</dc:date><text:p text:style-name="P21"><text:span text:style-name="T27">do section- for advice in view.printFinanceAdvice('initiative')</text:span></text:p></office:annotation></text:span><text:span text:style-name="Police_20_par_20_défaut"><text:span text:style-name="T14">Considérant l'avis d'initiative </text:span></text:span><text:span text:style-name="Police_20_par_20_défaut"><text:span text:style-name="T19"><text:text-input text:description="">advice['type_translated']</text:text-input></text:span></text:span><text:span text:style-name="Police_20_par_20_défaut"><text:span text:style-name="T20"><text:text-input text:description="">advice['given_advice'].advice_reference and u' "référencé %s"'%advice['given_advice'].advice_reference or ''</text:text-input></text:span></text:span><text:span text:style-name="Police_20_par_20_défaut"><text:span text:style-name="T21"><text:s/></text:span></text:span><text:span text:style-name="Police_20_par_20_défaut"><text:span text:style-name="T14">du Directeur financier remis en date du </text:span></text:span><text:span text:style-name="Police_20_par_20_défaut"><text:span text:style-name="T15"><text:text-input text:description="">advice['advice_given_on_localized']</text:text-input></text:span></text:span><text:span text:style-name="Police_20_par_20_défaut"><text:span text:style-name="T15"> </text:span></text:span><text:span text:style-name="Strong_20_Emphasis"><text:span text:style-name="T15">;</text:span></text:span></text:p>
        <text:p text:style-name="P12"><text:span text:style-name="Strong_20_Emphasis"><text:span text:style-name="T15"/></text:span></text:p>
      </text:section>
      <text:section text:style-name="Sect1" text:name="avis simple non donné">
        <text:p text:style-name="P12"><text:span text:style-name="T14"><office:annotation><dc:creator>Auteur inconnu</dc:creator><dc:date>2017-01-02T16:19:16</dc:date><text:p text:style-name="P21"><text:span text:style-name="T27">do section- for advice in view.printFinanceAdvice('simple_not_given')</text:span></text:p></office:annotation></text:span><text:span text:style-name="Police_20_par_20_défaut"><text:span text:style-name="T14">Considérant la transmission du dossier au Directeur financier pour avis préalable en date du </text:span></text:span><text:bookmark-start text:name="__DdeLink__1237_17817934422"/><text:span text:style-name="Strong_20_Emphasis"><text:span text:style-name="T15"><text:text-input text:description="">advice['item_transmitted_on_localized']</text:text-input></text:span></text:span><text:bookmark-end text:name="__DdeLink__1237_17817934422"/><text:span text:style-name="Strong_20_Emphasis"><text:span text:style-name="T15"> ;</text:span></text:span></text:p>
        <text:p text:style-name="P12"><text:span text:style-name="Strong_20_Emphasis"><text:span text:style-name="T15"/></text:span></text:p>
        <text:p text:style-name="P12"><text:span text:style-name="Police_20_par_20_défaut"><text:span text:style-name="T10">Considérant l'avis non rendu par le Directeur financier ;</text:span></text:span></text:p>
        <text:p text:style-name="P12"><text:span text:style-name="Police_20_par_20_défaut"><text:span text:style-name="T10"/></text:span></text:p>
      </text:section>
      <text:p text:style-name="P18">DÉCIDE :</text:p>
      <text:p text:style-name="P19"><text:span text:style-name="T7"><office:annotation><dc:creator>André NUYENS</dc:creator><dc:date>2017-06-26T10:50:44</dc:date><loext:sender-initials>AN</loext:sender-initials><text:p text:style-name="P21"><text:span text:style-name="T25">do text if </text:span><text:span text:style-name="T26">self.getDecision()</text:span></text:p><text:p text:style-name="P21"><text:span text:style-name="T25">from xhtml(view.printXhtml(self, self.getDecision(), keepWithNext=True))</text:span></text:p></office:annotation></text:span><text:span text:style-name="T7">Décision</text:span></text:p>
      <text:p text:style-name="P14"/>
      <table:table table:name="Tableau5" table:style-name="Tableau5">
        <table:table-column table:style-name="Tableau5.A" table:number-columns-repeated="2"/>
        <table:table-row table:style-name="Tableau5.1">
          <table:table-cell table:style-name="Tableau5.A1" table:number-columns-spanned="2" office:value-type="string">
            <text:p text:style-name="P15"><text:span text:style-name="T8"><office:annotation><dc:creator>André NUYENS</dc:creator><dc:date>2019-02-12T15:31:03</dc:date><loext:sender-initials>AN</loext:sender-initials><text:p text:style-name="P21"><text:span text:style-name="T24">do table if self.hasMeeting()</text:span></text:p></office:annotation></text:span><text:span text:style-name="T9">Par le </text:span><text:span text:style-name="T9"><text:text-input text:description="">meetingConfig.Title()</text:text-input></text:span><text:span text:style-name="T9">,</text:span></text:p>
          </table:table-cell>
          <table:covered-table-cell/>
        </table:table-row>
        <table:table-row table:style-name="Tableau5.2">
          <table:table-cell table:style-name="Tableau5.A2" office:value-type="string">
            <text:p text:style-name="P17"><text:text-input text:description="">self.getCertifiedSignatures(forceUseCertifiedSignaturesOnMeetingConfig=True)[0]</text:text-input></text:p>
          </table:table-cell>
          <table:table-cell table:style-name="Tableau5.A2" office:value-type="string">
            <text:p text:style-name="P16"><text:text-input text:description="">self.getCertifiedSignatures(forceUseCertifiedSignaturesOnMeetingConfig=True)[1]</text:text-inpu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swiss"/>
    <style:font-face style:name="Ubuntu" svg:font-family="Ubuntu" style:font-family-generic="swiss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dd719"/>
    </style:style>
    <style:style style:name="MT1" style:family="text">
      <style:text-properties fo:font-size="14pt" fo:font-style="italic" fo:font-weight="bold" style:font-size-asian="14pt" style:font-style-asian="italic" style:font-weight-asian="bold"/>
    </style:style>
    <style:page-layout style:name="Mpm1">
      <style:page-layout-properties fo:page-width="21.001cm" fo:page-height="29.7cm" style:num-format="1" style:print-orientation="portrait" fo:margin-top="2.251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span text:style-name="Page_20_Number"><text:span text:style-name="MT1"><text:page-number text:select-page="current">1</text:page-number></text:span></text:span><text:span text:style-name="Page_20_Number"><text:span text:style-name="MT1"><text:s/>-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1:02:35.499775651</meta:creation-date>
    <dc:date>2019-07-26T10:14:47.212795422</dc:date>
    <meta:editing-duration>PT3H16M35S</meta:editing-duration>
    <meta:editing-cycles>48</meta:editing-cycles>
    <meta:generator>LibreOffice/6.2.5.2$Linux_X86_64 LibreOffice_project/20$Build-2</meta:generator>
    <dc:creator>Antoine Duchêne</dc:creator>
    <meta:document-statistic meta:table-count="1" meta:image-count="0" meta:object-count="0" meta:page-count="1" meta:paragraph-count="21" meta:word-count="190" meta:character-count="1698" meta:non-whitespace-character-count="1576"/>
  </office:meta>
</office:document-meta>
</file>